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103edf" officeooo:paragraph-rsid="00103edf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15a064" officeooo:paragraph-rsid="0015a064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8864b" officeooo:paragraph-rsid="0015a064"/>
    </style:style>
    <style:style style:name="P4" style:family="paragraph" style:parent-style-name="Standard" style:list-style-name="L1">
      <style:paragraph-properties fo:text-align="start" style:justify-single-word="false"/>
      <style:text-properties fo:language="el" fo:country="GR" officeooo:rsid="00103edf" officeooo:paragraph-rsid="00103edf"/>
    </style:style>
    <style:style style:name="P5" style:family="paragraph" style:parent-style-name="Standard" style:list-style-name="L1">
      <style:paragraph-properties fo:text-align="start" style:justify-single-word="false"/>
      <style:text-properties fo:language="el" fo:country="GR" officeooo:rsid="001208df" officeooo:paragraph-rsid="001208df"/>
    </style:style>
    <style:style style:name="P6" style:family="paragraph" style:parent-style-name="Standard" style:list-style-name="L1">
      <style:paragraph-properties fo:text-align="start" style:justify-single-word="false"/>
      <style:text-properties fo:language="el" fo:country="GR" officeooo:rsid="00142176" officeooo:paragraph-rsid="001208df"/>
    </style:style>
    <style:style style:name="P7" style:family="paragraph" style:parent-style-name="Standard" style:list-style-name="L1">
      <style:paragraph-properties fo:text-align="start" style:justify-single-word="false"/>
      <style:text-properties fo:language="el" fo:country="GR" officeooo:rsid="00142176" officeooo:paragraph-rsid="00142176"/>
    </style:style>
    <style:style style:name="P8" style:family="paragraph" style:parent-style-name="Standard" style:list-style-name="L1">
      <style:paragraph-properties fo:text-align="start" style:justify-single-word="false"/>
      <style:text-properties fo:language="el" fo:country="GR" officeooo:rsid="0015a064" officeooo:paragraph-rsid="0015a064"/>
    </style:style>
    <style:style style:name="P9" style:family="paragraph" style:parent-style-name="Standard" style:list-style-name="L3">
      <style:paragraph-properties fo:text-align="start" style:justify-single-word="false"/>
      <style:text-properties fo:language="el" fo:country="GR" officeooo:rsid="001bd9f1" officeooo:paragraph-rsid="001bd9f1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64c5" officeooo:paragraph-rsid="001e64c5"/>
    </style:style>
    <style:style style:name="P11" style:family="paragraph" style:parent-style-name="Standard" style:list-style-name="L4">
      <style:paragraph-properties fo:text-align="start" style:justify-single-word="false"/>
      <style:text-properties fo:language="el" fo:country="GR" officeooo:rsid="001e64c5" officeooo:paragraph-rsid="001e64c5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n" fo:country="US" officeooo:rsid="00103edf" officeooo:paragraph-rsid="00103edf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8864b" officeooo:paragraph-rsid="0018864b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fe172" officeooo:paragraph-rsid="001fe172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officeooo:rsid="001bd9f1" officeooo:paragraph-rsid="001bd9f1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officeooo:rsid="001bd9f1" officeooo:paragraph-rsid="001bd9f1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l" fo:country="GR" fo:font-weight="bold" officeooo:rsid="001bd9f1" officeooo:paragraph-rsid="001bd9f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language="el" fo:country="GR" fo:font-weight="bold" officeooo:rsid="001e64c5" officeooo:paragraph-rsid="001e64c5" style:font-size-asian="15pt" style:font-weight-asian="bold" style:font-size-complex="15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5pt" fo:language="el" fo:country="GR" officeooo:rsid="001e64c5" officeooo:paragraph-rsid="001e64c5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e172"/>
    </style:style>
    <style:style style:name="T3" style:family="text">
      <style:text-properties fo:language="en" fo:country="US" officeooo:rsid="001ff2b9"/>
    </style:style>
    <style:style style:name="T4" style:family="text">
      <style:text-properties fo:language="el" fo:country="GR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language="en" fo:country="US" style:font-size-asian="12.25pt" style:font-size-complex="14pt"/>
    </style:style>
    <style:style style:name="T7" style:family="text">
      <style:text-properties officeooo:rsid="001ff2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ΤΥΧΙΑΚΗ </text:p>
      <text:list xml:id="list3439478846367281195" text:style-name="L1">
        <text:list-item>
          <text:p text:style-name="P4">ελεγχω αν λειτουργουν μονγκο και χεροκυ </text:p>
        </text:list-item>
        <text:list-item>
          <text:p text:style-name="P4">για χεροκου γραφω <text:span text:style-name="T1">heroku login </text:span></text:p>
        </text:list-item>
        <text:list-item>
          <text:p text:style-name="P4"><text:span text:style-name="T1"><text:s/>mongod </text:span>κανει βαση και δημιουργει το <text:span text:style-name="T1">connection </text:span></text:p>
        </text:list-item>
        <text:list-item>
          <text:p text:style-name="P12">mongo <text:span text:style-name="T4">μπαινω στην βαση </text:span></text:p>
        </text:list-item>
        <text:list-item>
          <text:p text:style-name="P5">ανοιγω <text:span text:style-name="T1">node server </text:span></text:p>
        </text:list-item>
        <text:list-item>
          <text:p text:style-name="P5">κανω εντιτ τα <text:span text:style-name="T1">enviroment variables </text:span>οτναα δεν βρισκω κατι για να μπορεσει να τρεξει </text:p>
        </text:list-item>
        <text:list-item>
          <text:p text:style-name="P6">ανοιγω το <text:span text:style-name="T1">node server </text:span>μπαινοντας στο δικο του τερματικο και βαζω <text:span text:style-name="T1">path </text:span>το <text:span text:style-name="T1">cyberly kai </text:span>κανω <text:span text:style-name="T1">node server </text:span></text:p>
        </text:list-item>
        <text:list-item>
          <text:p text:style-name="P7">κανω <text:span text:style-name="T1">javac kai java gia thesis </text:span></text:p>
        </text:list-item>
        <text:list-item>
          <text:p text:style-name="P8">θελω να διαχωρισω τους χρηστες οποτε θα κανω ενα ακομη <text:s/>πινακα για να μπαινουν οι χρηστες και θα συνδεονται με τις <text:span text:style-name="T1">mac,</text:span>δλδ θα εχω 3 πινακες.1 πινακας τα <text:span text:style-name="T1">ids </text:span>των χρηστων,2 πινακας οι ΜΑ<text:span text:style-name="T1">C,3</text:span>τος πινακας τα <text:span text:style-name="T1">fingerprints </text:span>κλπ και ολα συνδεονται μεταξυ τους.Εχω 3 <text:span text:style-name="T1">models </text:span>για να το πετυχω αυτ</text:p>
        </text:list-item>
      </text:list>
      <text:p text:style-name="P3">10. gia heroku kanw heroku login</text:p>
      <text:p text:style-name="P13">gia deploy sto heroku kanw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 text:c="52"/>heroku,mongodb,node.js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TO <text:s/>DO </text:p>
      <text:p text:style-name="P17">Ειδη διαγραμματων </text:p>
      <text:p text:style-name="P16"/>
      <text:p text:style-name="P16"/>
      <text:p text:style-name="P16"/>
      <text:list xml:id="list6953758626857089728" text:style-name="L3">
        <text:list-item>
          <text:p text:style-name="P9"><text:soft-page-break/><text:span text:style-name="T5">Δημοφιλεστερη εφαρμογη </text:span></text:p>
        </text:list-item>
        <text:list-item>
          <text:p text:style-name="P9"><text:span text:style-name="T5">Λιγοτερο δημοφιλεστερη εφαργμογη</text:span></text:p>
        </text:list-item>
        <text:list-item>
          <text:p text:style-name="P9"><text:span text:style-name="T5">Αρχεια του </text:span><text:span text:style-name="T6">program files </text:span></text:p>
        </text:list-item>
        <text:list-item>
          <text:p text:style-name="P9"><text:span text:style-name="T5">Αρχεια του </text:span><text:span text:style-name="T6">system32 </text:span></text:p>
        </text:list-item>
        <text:list-item>
          <text:p text:style-name="P9"><text:span text:style-name="T6">10 <text:s/></text:span><text:span text:style-name="T5">ιδιες εφαρμογες (εχουν ιδιο </text:span><text:span text:style-name="T6">hash) </text:span><text:span text:style-name="T5">για </text:span><text:span text:style-name="T6">program files/system32</text:span></text:p>
        </text:list-item>
        <text:list-item>
          <text:p text:style-name="P9"><text:span text:style-name="T6">10 </text:span><text:span text:style-name="T5">λιγοτερα ιδιο </text:span><text:span text:style-name="T6">hash </text:span><text:span text:style-name="T5">για </text:span><text:span text:style-name="T6">program files/system32</text:span></text:p>
          <text:p text:style-name="P9"><text:span text:style-name="T6"/></text:p>
          <text:p text:style-name="P9"><text:span text:style-name="T5">Στους χρηστες θα εμφανιζεται κατευθειαν αποτελεσματα πχ 10 εφαρμογες ειναι ιδιες με ολους τους υολοιπους (ισως παιξω με ποσοστα)εξαρτασται απο τα δειγματα για να μπουν ποσοστα </text:span></text:p>
          <text:p text:style-name="P9"><text:span text:style-name="T5"/></text:p>
        </text:list-item>
      </text:list>
      <text:p text:style-name="P2"/>
      <text:p text:style-name="P2"/>
      <text:p text:style-name="P18">ΚΩΔΙΚΑΣ <text:span text:style-name="T1">(douleue topika )</text:span></text:p>
      <text:p text:style-name="P10"><text:span text:style-name="T1"/></text:p>
      <text:list xml:id="list6471198578569799009" text:style-name="L4">
        <text:list-item>
          <text:p text:style-name="P19"><text:span text:style-name="T7">δυο </text:span><text:s/><text:span text:style-name="T1">get ston server gia parw ta dedomena </text:span><text:span text:style-name="T3">gia kathe xristi kai gia olous </text:span><text:span text:style-name="T1"><text:s/>se morfi json se mongo to grafw </text:span></text:p>
        </text:list-item>
        <text:list-item>
          <text:p text:style-name="P19"><text:span text:style-name="T1">kai na kanw tis pites </text:span></text:p>
        </text:list-item>
        <text:list-item>
          <text:p text:style-name="P19"><text:span text:style-name="T1">gia poion logo den douleuei I basi online <text:s/></text:span></text:p>
        </text:list-item>
        <text:list-item>
          <text:p text:style-name="P19"><text:span text:style-name="T1">hash tis mac <text:s/></text:span><text:span text:style-name="T2">prin trexei se allous </text:span></text:p>
          <text:p text:style-name="P19"><text:span text:style-name="T1"/></text:p>
          <text:p text:style-name="P1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0:17:11.904000000</meta:creation-date>
    <dc:date>2017-09-08T19:12:34.850000000</dc:date>
    <meta:editing-duration>PT6H37M</meta:editing-duration>
    <meta:editing-cycles>8</meta:editing-cycles>
    <meta:generator>LibreOffice/5.1.3.2$Windows_x86 LibreOffice_project/644e4637d1d8544fd9f56425bd6cec110e49301b</meta:generator>
    <meta:document-statistic meta:table-count="0" meta:image-count="0" meta:object-count="0" meta:page-count="2" meta:paragraph-count="31" meta:word-count="253" meta:character-count="1481" meta:non-whitespace-character-count="1198"/>
  </office:meta>
</office:document-meta>
</file>